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cf1a1" officeooo:paragraph-rsid="001cf1a1"/>
    </style:style>
    <style:style style:name="P3" style:family="paragraph" style:parent-style-name="Standard">
      <style:text-properties fo:font-weight="bold" officeooo:rsid="001cf1a1" officeooo:paragraph-rsid="001cf1a1" style:font-weight-asian="bold" style:font-weight-complex="bold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ise:</text:p>
      <text:p text:style-name="P2"/>
      <text:p text:style-name="P2">Consider a real-valued function <draw:g text:anchor-type="as-char" svg:y="-0.467cm" draw:z-index="1" draw:style-name="gr1"><svg:title>TexMaths</svg:title><svg:desc>12§inline§f: [0, \infty)\mapsto \mathbb{R}, \; \displaystyle{f(x) = \frac{x}{1+x}}§svg§600§FALSE§</svg:desc><draw:g draw:style-name="gr2"><draw:path draw:style-name="gr3" draw:text-style-name="P4" svg:width="5.324cm" svg:height="0.749cm" svg:x="0.001cm" svg:y="0.021cm" svg:viewBox="0 0 5325 750" svg:d="M0 0c1775 0 3551 0 5325 0 0 250 0 500 0 750-1774 0-3550 0-5325 0 0-250 0-500 0-750z"><text:p/></draw:path><draw:path draw:style-name="gr4" draw:text-style-name="P5" svg:width="0.209cm" svg:height="0.382cm" svg:x="0.002cm" svg:y="0.175cm" svg:viewBox="0 0 210 383" svg:d="M132 128c12 0 24 0 36 0 8 0 13 0 13-8 0-5-5-5-12-5-12 0-23 0-35 0 3-15 6-32 9-48 2-8 8-38 11-43 3-8 10-14 19-14 2 0 13 0 21 7-19 1-22 17-22 23 0 9 7 14 15 14 11 0 23-8 23-25 0-19-19-29-37-29-15 0-41 7-53 49-2 9-4 13-14 66-10 0-20 0-29 0s-13 0-13 9c0 4 4 4 12 4 9 0 18 0 27 0-11 56-20 111-31 167-7 41-14 78-37 78-1 0-12 0-19-7 19-1 22-17 22-23 0-9-7-14-15-14-11 0-23 9-23 25 0 19 18 29 35 29 24 0 41-24 48-41 13-26 24-77 24-80 8-45 17-89 25-134z"><text:p/></draw:path><draw:path draw:style-name="gr5" draw:text-style-name="P5" svg:width="0.043cm" svg:height="0.18cm" svg:x="0.385cm" svg:y="0.289cm" svg:viewBox="0 0 44 181" svg:d="M44 23c0-12-10-23-22-23s-22 11-22 23 10 21 22 21 22-9 22-21zM44 160c0-12-10-23-22-23s-22 11-22 23 10 21 22 21 22-9 22-21z"><text:p/></draw:path><draw:path draw:style-name="gr6" draw:text-style-name="P5" svg:width="0.057cm" svg:height="0.419cm" svg:x="0.632cm" svg:y="0.154cm" svg:viewBox="0 0 58 420" svg:d="M58 420c0-5 0-11 0-17-14 0-28 0-41 0 0-128 0-258 0-386 13 0 27 0 41 0 0-6 0-11 0-17-20 0-39 0-58 0 0 140 0 281 0 420 19 0 38 0 58 0z"><text:p/></draw:path><draw:path draw:style-name="gr7" draw:text-style-name="P5" svg:width="0.177cm" svg:height="0.288cm" svg:x="0.716cm" svg:y="0.191cm" svg:viewBox="0 0 178 289" svg:d="M178 145c0-33-3-67-17-98-19-41-54-47-72-47-25 0-57 11-73 49-14 30-16 63-16 96 0 31 1 70 19 102 18 34 49 42 70 42 23 0 54-8 73-49 13-29 16-61 16-95zM89 280c-17 0-42-10-49-51-5-25-5-63-5-89 0-27 0-55 3-78 9-49 40-54 51-54 13 0 42 9 49 50 5 24 5 56 5 82 0 32 0 60-5 87-6 41-30 53-49 53z"><text:p/></draw:path><draw:path draw:style-name="gr8" draw:text-style-name="P5" svg:width="0.048cm" svg:height="0.125cm" svg:x="0.946cm" svg:y="0.424cm" svg:viewBox="0 0 49 126" svg:d="M49 44c0-27-9-44-26-44-15 0-23 11-23 23 0 11 8 21 23 21 5 0 11-1 14-4 1-2 1-2 3-2 0 3 1 0 1 6 0 32-15 57-29 71-5 4-5 5-5 6 0 4 3 5 4 5 5 0 38-32 38-82z"><text:p/></draw:path><draw:path draw:style-name="gr9" draw:text-style-name="P5" svg:width="0.375cm" svg:height="0.19cm" svg:x="1.12cm" svg:y="0.284cm" svg:viewBox="0 0 376 191" svg:d="M192 72c-23-29-29-35-41-46-24-18-48-26-69-26-50 0-82 47-82 96 0 48 31 95 80 95 48 0 83-39 105-72 23 29 27 35 41 45 22 20 46 27 68 27 49 0 82-46 82-95s-33-96-81-96c-49 0-83 38-103 72zM203 86c17-30 48-73 96-73 44 0 67 45 67 83 0 41-28 74-65 74-25 0-44-16-53-26-10-11-20-24-45-58zM174 104c-18 32-49 74-97 74-45 0-67-45-67-82 0-41 28-76 66-76 24 0 43 18 51 27 11 12 21 25 47 57z"><text:p/></draw:path><draw:path draw:style-name="gr10" draw:text-style-name="P5" svg:width="0.096cm" svg:height="0.419cm" svg:x="1.544cm" svg:y="0.154cm" svg:viewBox="0 0 97 420" svg:d="M97 211c0-33-5-84-27-132-26-51-62-79-66-79-3 0-4 2-4 5 0 1 0 2 7 9 42 42 66 108 66 197 0 72-15 145-68 198-5 5-5 5-5 6 0 4 1 5 4 5 4 0 42-28 67-80 21-47 26-94 26-129z"><text:p/></draw:path><draw:path draw:style-name="gr11" draw:text-style-name="P5" svg:width="0.028cm" svg:height="0.156cm" svg:x="1.824cm" svg:y="0.287cm" svg:viewBox="0 0 29 157" svg:d="M17 88c2 0 12 0 12-9 0-8-10-8-12-8 0-18 0-37 0-55 0-8 0-16-9-16-8 0-8 8-8 16 0 42 0 85 0 127 0 6 0 14 8 14 9 0 9-8 9-14 0-18 0-37 0-55z"><text:p/></draw:path><draw:path draw:style-name="gr12" draw:text-style-name="P5" svg:width="0.373cm" svg:height="0.219cm" svg:x="1.824cm" svg:y="0.256cm" svg:viewBox="0 0 374 220" svg:d="M329 119c-23 17-35 35-39 39-19 30-14 38-21 57 0 5 5 5 8 5 7 0 7-2 9-9 9-41 34-77 82-96 5-1 6-2 6-5s-2-4-3-4c-18-8-70-29-85-100-2-5-2-6-9-6-3 0-8 0-8 5 0 1 3 27 21 56 9 12 21 27 39 41-105 0-209 0-313 0-9 0-16 0-16 8 0 9 7 9 16 9 104 0 208 0 313 0z"><text:p/></draw:path><draw:path draw:style-name="gr13" draw:text-style-name="P5" svg:width="0.289cm" svg:height="0.287cm" svg:x="2.345cm" svg:y="0.183cm" svg:viewBox="0 0 290 288" svg:d="M107 156c5 0 11 0 15 0 21 32 42 65 63 98 5 6 14 23 19 29 4 5 5 5 14 5 20 0 39 0 58 0 8 0 14 0 14-7 0-4-2-6-6-7-15-4-37-32-46-45-4-5-24-32-53-78 38-6 74-23 74-72 0-59-62-79-111-79-45 0-89 0-134 0-7 0-14 0-14 7s8 7 12 7c24 0 26 4 26 24 0 71 0 141 0 212 0 21-2 24-26 24-4 0-12 0-12 7s7 7 14 7c39 0 78 0 117 0 7 0 13 0 13-7s-7-7-12-7c-24 0-25-4-25-24 0-32 0-63 0-94zM188 136c12-16 14-39 14-57 0-20-3-42-17-60 18 4 60 17 60 60 0 27-13 48-57 57zM107 37c0-8 0-23 26-23 36 0 53 16 53 65 0 54-13 63-79 63 0-35 0-70 0-105zM49 274c4-8 4-20 4-23 0-71 0-142 0-213 0-4 0-15-4-24 16 0 33 0 48 0-5 8-5 16-5 22 0 72 0 143 0 215 0 3 0 15 3 23-16 0-30 0-46 0zM139 156c3 0 5-1 9-1 6 0 15 0 21-1 6 9 52 85 87 120-14 0-28 0-41 0-25-40-51-80-76-118z"><text:p/></draw:path><draw:path draw:style-name="gr14" draw:text-style-name="P5" svg:width="0.048cm" svg:height="0.125cm" svg:x="2.679cm" svg:y="0.424cm" svg:viewBox="0 0 49 126" svg:d="M49 44c0-27-11-44-27-44-14 0-22 11-22 23 0 11 8 21 22 21 6 0 10-1 15-4 1-2 1-2 1-2 2 0 2 0 2 6 0 32-15 57-29 71-5 4-5 5-5 6 0 4 2 5 5 5 5 0 38-32 38-82z"><text:p/></draw:path><draw:path draw:style-name="gr15" draw:text-style-name="P5" svg:width="0.209cm" svg:height="0.382cm" svg:x="2.969cm" svg:y="0.175cm" svg:viewBox="0 0 210 383" svg:d="M132 128c12 0 25 0 37 0 9 0 12 0 12-8 0-5-3-5-11-5-12 0-24 0-36 0 4-15 6-32 10-48 1-8 7-38 10-43 3-8 10-14 20-14 1 0 12 0 20 7-19 1-22 17-22 23 0 9 7 14 15 14 11 0 23-8 23-25 0-19-19-29-36-29-14 0-41 7-54 49-2 9-4 13-13 66-10 0-21 0-30 0-7 0-12 0-12 9 0 4 3 4 12 4s18 0 27 0c-10 56-21 111-32 167-7 41-14 78-36 78-2 0-12 0-20-7 19-1 22-17 22-23 0-9-7-14-15-14-11 0-23 9-23 25 0 19 18 29 36 29 23 0 40-24 48-41 13-26 23-77 23-80 8-45 17-89 25-134z"><text:p/></draw:path><draw:path draw:style-name="gr16" draw:text-style-name="P5" svg:width="0.097cm" svg:height="0.419cm" svg:x="3.241cm" svg:y="0.154cm" svg:viewBox="0 0 98 420" svg:d="M98 415c0-1 0-1-7-8-53-52-67-132-67-196 0-73 17-146 68-199 6-5 6-6 6-7 0-4-2-5-4-5-5 0-42 29-68 83-21 45-26 92-26 128 0 33 5 83 28 131 25 52 61 78 66 78 2 0 4-1 4-5z"><text:p/></draw:path><draw:path draw:style-name="gr17" draw:text-style-name="P5" svg:width="0.209cm" svg:height="0.19cm" svg:x="3.375cm" svg:y="0.284cm" svg:viewBox="0 0 210 191" svg:d="M128 59c3-11 12-49 42-49 3 0 12 0 22 6-12 1-20 12-20 21 0 7 4 16 15 16 10 0 23-9 23-25 0-22-25-28-40-28-24 0-38 23-44 32-10-27-32-32-44-32-45 0-69 55-69 65 0 5 4 5 5 5 4 0 5-2 6-5 14-45 42-55 56-55 8 0 23 3 23 27 0 13-7 42-23 101-7 26-21 43-40 43-3 0-12 0-21-5 11-2 19-10 19-22s-8-15-15-15c-12 0-23 11-23 24 0 19 22 28 40 28 27 0 43-29 44-31 5 14 20 31 46 31 43 0 67-54 67-65 0-4-4-4-5-4-4 0-5 2-6 4-13 46-42 55-55 55-17 0-24-13-24-27 0-9 2-18 7-38 5-19 10-38 14-57z"><text:p/></draw:path><draw:path draw:style-name="gr18" draw:text-style-name="P5" svg:width="0.096cm" svg:height="0.419cm" svg:x="3.628cm" svg:y="0.154cm" svg:viewBox="0 0 97 420" svg:d="M97 211c0-33-5-84-27-132-26-51-62-79-66-79-3 0-4 2-4 5 0 1 0 2 7 9 42 42 66 108 66 197 0 72-15 145-68 198-5 5-5 5-5 6 0 4 1 5 4 5 4 0 42-28 67-80 21-47 26-94 26-129z"><text:p/></draw:path><draw:path draw:style-name="gr19" draw:text-style-name="P5" svg:width="0.279cm" svg:height="0.097cm" svg:x="3.909cm" svg:y="0.317cm" svg:viewBox="0 0 280 98" svg:d="M265 17c7 0 15 0 15-9 0-8-8-8-14-8-84 0-169 0-253 0-6 0-13 0-13 8 0 9 7 9 14 9 84 0 167 0 251 0zM266 98c6 0 14 0 14-8s-8-8-15-8c-84 0-167 0-251 0-7 0-14 0-14 8s7 8 13 8c84 0 169 0 253 0z"><text:p/></draw:path><draw:path draw:style-name="gr20" draw:text-style-name="P5" svg:width="0.209cm" svg:height="0.19cm" svg:x="4.756cm" svg:y="0cm" svg:viewBox="0 0 210 191" svg:d="M128 59c3-11 12-49 42-49 2 0 12 0 21 4-12 3-21 14-21 23 0 7 5 15 17 15 10 0 23-8 23-24 0-22-25-28-40-28-24 0-39 23-44 32-11-27-34-32-46-32-43 0-67 54-67 65 0 5 4 5 5 5 4 0 5-2 5-5 14-46 43-55 57-55 8 0 23 3 23 27 0 13-7 42-23 101-7 25-21 43-40 43-3 0-12 0-21-5 10-2 19-12 19-22 0-12-9-16-15-16-12 0-23 12-23 25 0 19 20 28 40 28 27 0 43-30 44-33 5 16 20 33 46 33 43 0 67-54 67-65 0-5-4-5-5-5-5 0-5 3-6 5-14 46-42 55-56 55-16 0-23-13-23-27 0-10 2-18 7-38 5-19 10-38 14-57z"><text:p/></draw:path><draw:path draw:style-name="gr21" draw:text-style-name="P5" svg:width="0.966cm" svg:height="0.016cm" svg:x="4.381cm" svg:y="0.357cm" svg:viewBox="0 0 967 17" svg:d="M0 0c323 0 644 0 967 0 0 6 0 11 0 17-323 0-644 0-967 0 0-6 0-11 0-17z"><text:p/></draw:path><draw:path draw:style-name="gr22" draw:text-style-name="P5" svg:width="0.138cm" svg:height="0.28cm" svg:x="4.418cm" svg:y="0.477cm" svg:viewBox="0 0 139 281" svg:d="M86 11c0-10 0-11-9-11-27 28-63 28-77 28 0 4 0 8 0 13 8 0 34 0 55-12 0 73 0 145 0 218 0 16-1 21-38 21-5 0-10 0-15 0 0 3 0 8 0 13 16-1 52-1 69-1s54 0 68 1c0-5 0-10 0-13-5 0-8 0-13 0-38 0-40-5-40-21 0-79 0-157 0-236z"><text:p/></draw:path><draw:path draw:style-name="gr23" draw:text-style-name="P5" svg:width="0.28cm" svg:height="0.28cm" svg:x="4.708cm" svg:y="0.513cm" svg:viewBox="0 0 281 281" svg:d="M150 149c40 0 78 0 118 0 4 0 13 0 13-9 0-8-9-8-13-8-40 0-78 0-118 0 0-40 0-78 0-118 0-6-1-14-10-14s-8 8-8 14c0 40 0 78 0 118-40 0-78 0-118 0-6 0-14 0-14 8 0 9 8 9 14 9 40 0 78 0 118 0 0 38 0 78 0 117 0 6-1 15 8 15s10-9 10-15c0-39 0-79 0-117z"><text:p/></draw:path><draw:path draw:style-name="gr24" draw:text-style-name="P5" svg:width="0.209cm" svg:height="0.19cm" svg:x="5.119cm" svg:y="0.572cm" svg:viewBox="0 0 210 191" svg:d="M130 59c2-11 12-49 40-49 3 0 14 0 22 4-12 3-20 14-20 23 0 7 4 15 15 15 10 0 23-8 23-24 0-22-24-28-38-28-26 0-40 22-45 32-11-28-33-32-45-32-45 0-69 54-69 65 0 3 4 2 5 3 4 0 5 0 6-3 14-46 42-55 56-55 9 0 23 3 23 27 0 13-7 41-23 101-6 25-21 43-39 43-3 0-12 0-22-6 11-1 21-11 21-21 0-12-10-16-16-16-13 0-24 11-24 25 0 19 22 28 40 28 28 0 43-30 44-33 6 16 20 33 46 33 43 0 67-54 67-65 0-5-4-5-5-5-4 0-5 3-5 5-14 46-43 55-56 55-17 0-23-13-23-27 0-10 2-20 7-38 5-19 10-38 15-57z"><text:p/></draw:path></draw:g></draw:g>, please prove that <draw:g text:anchor-type="as-char" svg:y="-0.273cm" draw:z-index="0" draw:style-name="gr1"><svg:title>TexMaths</svg:title><svg:desc>11§inline§f§svg§600§FALSE§</svg:desc><draw:g draw:style-name="gr2"><draw:path draw:style-name="gr25" draw:text-style-name="P4" svg:width="0.171cm" svg:height="0.309cm" svg:x="-0.001cm" svg:y="0.019cm" svg:viewBox="0 0 172 310" svg:d="M0 0c57 0 115 0 172 0 0 103 0 207 0 310-57 0-115 0-172 0 0-103 0-207 0-310z"><text:p/></draw:path><draw:path draw:style-name="gr26" draw:text-style-name="P5" svg:width="0.19cm" svg:height="0.349cm" svg:x="0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draw:g><text:s/>is continuou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13T20:46:50.051000000</meta:creation-date>
    <dc:date>2024-05-13T20:51:09.107000000</dc:date>
    <meta:editing-duration>PT4M20S</meta:editing-duration>
    <meta:editing-cycles>1</meta:editing-cycles>
    <meta:document-statistic meta:table-count="0" meta:image-count="0" meta:object-count="0" meta:page-count="1" meta:paragraph-count="3" meta:word-count="12" meta:character-count="78" meta:non-whitespace-character-count="67"/>
    <meta:generator>LibreOffice/7.2.7.2$Windows_X86_64 LibreOffice_project/8d71d29d553c0f7dcbfa38fbfda25ee34cce99a2</meta:generator>
  </office:meta>
</office:document-meta>
</file>